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Variable Declaration in Python:</text:span></text:p>
      <text:p text:style-name="P1"><text:span text:style-name="T2">Variables</text:span><text:span text:style-name="T3"/></text:p>
      <text:p text:style-name="P1"><text:span text:style-name="T3">Variables are containers for storing data values.</text:span></text:p>
      <text:p text:style-name="P1"><text:span text:style-name="T3">Creating Variables -</text:span></text:p>
      <text:p text:style-name="P1"><text:span text:style-name="T3">Python has no command for declaring a variable.</text:span></text:p>
      <text:p text:style-name="P1"><text:span text:style-name="T3">A variable is created the moment you first assign a value to it.</text:span></text:p>
      <text:p text:style-name="P1"><text:span text:style-name="T3">x = 5</text:span></text:p>
      <text:p text:style-name="P1"><text:span text:style-name="T3">y = "John"</text:span></text:p>
      <text:p text:style-name="P1"><text:span text:style-name="T3">print(x) = 5</text:span></text:p>
      <text:p text:style-name="P1"><text:span text:style-name="T3">print(y) = John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